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Heading_20_4">
      <style:paragraph-properties fo:break-before="page"/>
      <style:text-properties fo:language="en" fo:country="US"/>
    </style:style>
    <style:style style:name="P51" style:family="paragraph" style:parent-style-name="Text_20_body">
      <style:paragraph-properties fo:margin-top="0cm" fo:margin-bottom="0.109cm"/>
      <style:text-properties fo:language="en" fo:country="US" style:text-scale="97%"/>
    </style:style>
    <style:style style:name="P52" style:family="paragraph" style:parent-style-name="Text_20_body">
      <style:paragraph-properties fo:text-align="center" style:justify-single-word="false"/>
      <style:text-properties fo:language="en" fo:country="US"/>
    </style:style>
    <style:style style:name="P53" style:family="paragraph" style:parent-style-name="Heading_20_3">
      <style:paragraph-properties fo:break-before="page"/>
      <style:text-properties fo:language="en" fo:country="US"/>
    </style:style>
    <style:style style:name="P54" style:family="paragraph" style:parent-style-name="Text_20_body">
      <style:paragraph-properties fo:margin-top="0cm" fo:margin-bottom="0.011cm"/>
      <style:text-properties fo:language="en" fo:country="US"/>
    </style:style>
    <style:style style:name="P55" style:family="paragraph" style:parent-style-name="Text_20_body" style:list-style-name="L5">
      <style:paragraph-properties fo:margin-top="0cm" fo:margin-bottom="0.011cm"/>
      <style:text-properties fo:language="en" fo:country="US"/>
    </style:style>
    <style:style style:name="P56" style:family="paragraph" style:parent-style-name="Text_20_body" style:list-style-name="L5">
      <style:text-properties fo:language="en" fo:country="US"/>
    </style:style>
    <style:style style:name="P57" style:family="paragraph" style:parent-style-name="Text_20_body">
      <style:paragraph-properties fo:margin-top="0cm" fo:margin-bottom="0.109cm"/>
      <style:text-properties fo:language="en" fo:country="US" fo:font-style="italic" style:font-style-asian="italic" style:font-style-complex="italic"/>
    </style:style>
    <style:style style:name="P58" style:family="paragraph" style:parent-style-name="Text_20_body" style:list-style-name="L6">
      <style:text-properties fo:language="en" fo:country="US"/>
    </style:style>
    <style:style style:name="P59" style:family="paragraph" style:parent-style-name="Heading_20_1">
      <style:text-properties fo:language="en" fo:country="US"/>
    </style:style>
    <style:style style:name="P60" style:family="paragraph" style:parent-style-name="Heading_20_2">
      <style:paragraph-properties fo:margin-top="0.12cm" fo:margin-bottom="0.21cm"/>
      <style:text-properties fo:language="en" fo:country="US"/>
    </style:style>
    <style:style style:name="P61" style:family="paragraph" style:parent-style-name="Heading_20_3">
      <style:paragraph-properties fo:margin-top="0.22cm" fo:margin-bottom="0.21cm"/>
      <style:text-properties fo:language="en" fo:country="US"/>
    </style:style>
    <style:style style:name="P62" style:family="paragraph" style:parent-style-name="Text_20_body">
      <style:paragraph-properties fo:margin-top="0cm" fo:margin-bottom="0.109cm"/>
      <style:text-properties fo:language="en" fo:country="US" style:text-scale="98%"/>
    </style:style>
    <style:style style:name="P63" style:family="paragraph" style:parent-style-name="Heading_20_3">
      <style:paragraph-properties fo:margin-top="0.019cm" fo:margin-bottom="0.21cm" fo:break-before="page"/>
      <style:text-properties fo:language="en" fo:country="US"/>
    </style:style>
    <style:style style:name="P64" style:family="paragraph" style:parent-style-name="Text_20_body" style:list-style-name="L7">
      <style:text-properties fo:language="en" fo:country="US"/>
    </style:style>
    <style:style style:name="P65" style:family="paragraph" style:parent-style-name="Heading_20_3">
      <style:paragraph-properties fo:margin-top="0.319cm" fo:margin-bottom="0.109cm"/>
      <style:text-properties fo:language="en" fo:country="US"/>
    </style:style>
    <style:style style:name="P66" style:family="paragraph" style:parent-style-name="Heading_20_3">
      <style:paragraph-properties fo:margin-top="0.319cm" fo:margin-bottom="0.109cm" fo:break-before="page"/>
      <style:text-properties fo:language="en" fo:country="US"/>
    </style:style>
    <style:style style:name="P67" style:family="paragraph" style:parent-style-name="Heading_20_3">
      <style:paragraph-properties fo:margin-top="0.22cm" fo:margin-bottom="0.109cm"/>
      <style:text-properties fo:language="en" fo:country="US"/>
    </style:style>
    <style:style style:name="P68" style:family="paragraph" style:parent-style-name="Text_20_body">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Heading_20_3">
      <style:text-properties fo:language="en" fo:country="US" fo:font-style="italic" style:font-style-asian="italic" style:font-style-complex="italic"/>
    </style:style>
    <style:style style:name="P71" style:family="paragraph" style:parent-style-name="Heading_20_3">
      <style:paragraph-properties fo:margin-top="0.019cm" fo:margin-bottom="0.109cm" fo:break-before="page"/>
      <style:text-properties fo:language="en" fo:country="US"/>
    </style:style>
    <style:style style:name="P72" style:family="paragraph" style:parent-style-name="Heading_20_3">
      <style:paragraph-properties fo:margin-top="0.12cm" fo:margin-bottom="0.109cm"/>
      <style:text-properties fo:language="en" fo:country="US"/>
    </style:style>
    <style:style style:name="P73"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4" style:family="paragraph" style:parent-style-name="Heading_20_1">
      <style:paragraph-properties fo:margin-top="0cm" fo:margin-bottom="0.21cm" fo:break-before="page"/>
      <style:text-properties fo:language="en" fo:country="US"/>
    </style:style>
    <style:style style:name="P75" style:family="paragraph" style:parent-style-name="Heading_20_2">
      <style:paragraph-properties fo:margin-top="0.22cm" fo:margin-bottom="0.011cm"/>
      <style:text-properties fo:language="en" fo:country="US"/>
    </style:style>
    <style:style style:name="P76" style:family="paragraph" style:parent-style-name="Text_20_body">
      <style:paragraph-properties fo:margin-top="0cm" fo:margin-bottom="0.21cm"/>
      <style:text-properties fo:language="en" fo:country="US"/>
    </style:style>
    <style:style style:name="P77" style:family="paragraph" style:parent-style-name="Heading_20_2">
      <style:paragraph-properties fo:margin-top="0.019cm" fo:margin-bottom="0.21cm" fo:break-before="page"/>
      <style:text-properties fo:language="en" fo:country="US"/>
    </style:style>
    <style:style style:name="P78"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40"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40" text:outline-level="3">Az eredendő bűn</text:h>
      <text:p text:style-name="P15">A feszültségforrások azonban nem állnak meg a hit határain, megjelennek a vallásos hitben is. </text:p>
      <text:p text:style-name="P46">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7"/>
      <text:p text:style-name="P48">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7">Az ellentmondás forrása nem a Biblia, mert az jelen esetben is inkább kicsit túl egyértelműen fogalmaz, hanem a szokványos értelmezése, bár azért a középkortól már szerencsére elég messzire jutottunk.</text:p>
      <text:p text:style-name="P47">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7">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7">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40"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9"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9" text:outline-level="4"/>
      <text:h text:style-name="P50"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9" text:outline-level="4"/>
      <text:h text:style-name="P50"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1">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2">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40"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0" text:outline-level="3"/>
      <text:h text:style-name="P53" text:outline-level="3">Képesség</text:h>
      <text:p text:style-name="P54">A közösség ajándéka: azon tényezők, amelyek az egyed idejét minél nagyobb közösségi értékké tudják változtatni. A képesség sokrétű. Ide tartozik:</text:p>
      <text:list text:style-name="L5">
        <text:list-item>
          <text:p text:style-name="P55">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5">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6">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40"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1">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8">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0" text:outline-level="3"/>
      <text:h text:style-name="P53"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0" text:outline-level="3"/>
      <text:h text:style-name="P53"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7">A felsorolt feltételek egyike sem teljesül az emberi civilizációra, amely a közhiedelem szerint garantálná a résztvevők fejlődését.</text:p>
      <text:p text:style-name="P51">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40"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40"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40"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3"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8">a szereplők közvetetten érdekeltek az ellenfelek sikertelen hibaelhárításában;</text:p>
        </text:list-item>
        <text:list-item>
          <text:p text:style-name="P58">a saját hibák napfényre kerülése rontja a versenyhelyzetet;</text:p>
        </text:list-item>
        <text:list-item>
          <text:p text:style-name="P58">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3"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9"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9" text:outline-level="1">Kiút</text:h>
      <text:h text:style-name="P60"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1"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3"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2">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3"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3"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3"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4">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4">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4">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5" text:outline-level="3"/>
      <text:h text:style-name="P66"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7"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3"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1"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1"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1">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1">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8">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8">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8">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8">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8">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8">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8">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8">A választás, <text:span text:style-name="T1">a változás ideje eljött</text:span>, és nem múlik el attól, hogy az önsajnálatot, be­gubózó szerencsétlenkedést választjuk ahelyett, hogy büszkén vállalnánk a nekünk megadatott sorsot, óriási lehetőséget.</text:p><text:p text:style-name="P68"/><text:p text:style-name="P69">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0" text:outline-level="3"/>
      <text:h text:style-name="P71"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2" text:outline-level="3">Kérdések és válaszok</text:h>
      <text:p text:style-name="P15">Életünk azzal telik, hogy válaszokat keresünk kérdésekre; pedig sokkal fontosabb maga a kérdés: mi az, amit meg szeretnénk tudni, és miért pont azt?</text:p>
      <text:p text:style-name="P62">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1">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2"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7"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7"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7" text:outline-level="3">Civilizációk kapcsolata</text:h>
      <text:p text:style-name="P27">Az utazás témakörben eltöprengtem azon, milyen hatással van a mi civilizációnk egy meghódított közösségre; így azon is gondolkodtam, hogyan lehetne ezt jól csinálni. </text:p>
      <text:p text:style-name="P62">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7"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2">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3"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7">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7">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7">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3">a kalapács lesújt az acélgömbre.</text:p>
      <text:h text:style-name="P74" text:outline-level="1">Zárszó</text:h>
      <text:h text:style-name="P75"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7">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6">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6">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6">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7"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8">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8">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Limited resources</text:chapter></text:span></text:p>
      </style:header>
      <style:footer>
        <text:p text:style-name="P2"><text:tab/><text:tab/><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30T10:43:24</dc:date>
    <dc:language>hu-HU</dc:language>
    <meta:editing-cycles>786</meta:editing-cycles>
    <meta:editing-duration>P87DT19H26M16S</meta:editing-duration>
    <meta:user-defined meta:name="Ver">0.9</meta:user-defined>
    <meta:user-defined meta:name="Info 2"/>
    <meta:user-defined meta:name="Info 3"/>
    <meta:user-defined meta:name="Info 4"/>
    <meta:document-statistic meta:table-count="1" meta:image-count="1" meta:object-count="0" meta:page-count="118" meta:paragraph-count="930" meta:word-count="64260" meta:character-count="442689"/>
  </office:meta>
</office:document-meta>
</file>